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S 360 9/27</text:p>
      <text:p text:style-name="Standard"/>
      <text:list xml:id="list35693136" text:style-name="L1">
        <text:list-item>
          <text:p text:style-name="P1">Cynefin Framework</text:p>
          <text:list>
            <text:list-item>
              <text:p text:style-name="P1">A decision-making framework that recognizes the causal differences that exist between system types and proposes new approaches to decision-making in complex social environments</text:p>
            </text:list-item>
            <text:list-item>
              <text:p text:style-name="P1">Simple C-&gt;E</text:p>
              <text:list>
                <text:list-item>
                  <text:p text:style-name="P1">Sense, Categorize, Respond</text:p>
                </text:list-item>
                <text:list-item>
                  <text:p text:style-name="P1">Simple systems display rigid cause and effect and provide easy solution with best practice</text:p>
                </text:list-item>
                <text:list-item>
                  <text:p text:style-name="P1">Watch out for the Simple-Chaotic border, which implies that simple categorization can lead to chaos in the event of a systematic change</text:p>
                </text:list-item>
              </text:list>
            </text:list-item>
            <text:list-item>
              <text:p text:style-name="P1">Complicated</text:p>
              <text:list>
                <text:list-item>
                  <text:p text:style-name="P1">Sense, Analyze, Respond</text:p>
                </text:list-item>
                <text:list-item>
                  <text:p text:style-name="P1">Systems are more complicated and generally require expert analysis.</text:p>
                </text:list-item>
                <text:list-item>
                  <text:p text:style-name="P1">Use good practice when finding the solution</text:p>
                </text:list-item>
              </text:list>
            </text:list-item>
            <text:list-item>
              <text:p text:style-name="P1">Complex</text:p>
              <text:list>
                <text:list-item>
                  <text:p text:style-name="P1">Probe, Sense, Respond</text:p>
                </text:list-item>
                <text:list-item>
                  <text:p text:style-name="P1">No obvious cause-effect, experiment to discover emergent practice and order</text:p>
                </text:list-item>
                <text:list-item>
                  <text:p text:style-name="P1">ID amplification and dampening strategies in advance, and experiment to discover what is 'good' and 'bad'.</text:p>
                </text:list-item>
              </text:list>
            </text:list-item>
            <text:list-item>
              <text:p text:style-name="P1">Chaotic</text:p>
              <text:list>
                <text:list-item>
                  <text:p text:style-name="P1">Act, Sense, Respond</text:p>
                </text:list-item>
                <text:list-item>
                  <text:p text:style-name="P1">Good for innovation, otherwise you should try to move to the other sectors.</text:p>
                </text:list-item>
                <text:list-item>
                  <text:p text:style-name="P1">No cause-effect can be determined.</text:p>
                </text:list-item>
              </text:list>
            </text:list-item>
            <text:list-item>
              <text:p text:style-name="P1">Disorder (central)</text:p>
              <text:list>
                <text:list-item>
                  <text:p text:style-name="P1">The state of not knowing what system you are in.</text:p>
                </text:list-item>
                <text:list-item>
                  <text:p text:style-name="P1">Most people start here and tend to diverge to the framework that suits their preferences.</text:p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7T15:56:02.49</meta:creation-date>
    <meta:document-statistic meta:table-count="0" meta:image-count="0" meta:object-count="0" meta:page-count="1" meta:paragraph-count="23" meta:word-count="189" meta:character-count="1132" meta:non-whitespace-character-count="985"/>
    <dc:date>2012-09-27T16:07:15.39</dc:date>
    <meta:editing-duration>PT11M15S</meta:editing-duration>
    <meta:editing-cycles>1</meta:editing-cycles>
    <meta:generator>LibreOffice/3.4$Win32 LibreOffice_project/340m1$Build-502</meta:generator>
  </office:meta>
</office:document-meta>
</file>